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8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8.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56cm" fo:min-width="8.7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2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9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cm" fo:min-width="12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cm" fo:min-width="12.2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cm" fo:min-width="3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7.593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7.07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9.08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3.7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cm" fo:min-width="7.593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9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7.2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5cm" svg:height="3.25cm" svg:x="1.25cm" svg:y="25.25cm">
          <text:p text:style-name="P1">Communication devi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5cm" svg:height="3cm" svg:x="1.25cm" svg:y="22cm">
          <text:p text:style-name="P1">Communication protoco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25cm" svg:height="2.706cm" svg:x="1.25cm" svg:y="19cm">
          <text:p text:style-name="P1">Device specific</text:p>
          <text:p text:style-name="P1">communication protoco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9.5cm" svg:height="3cm" svg:x="11.25cm" svg:y="14.75cm">
          <text:p text:style-name="P1">/urt/transceiver/Transce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9.5cm" svg:height="2cm" svg:x="1.25cm" svg:y="5.25cm">
          <text:p text:style-name="P1">Standardized software interface to use transeiver without spesific hassles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5cm" svg:height="3.25cm" svg:x="11.25cm" svg:y="25.25cm">
          <text:p text:style-name="P1">Serial</text:p>
          <text:p text:style-name="P3">/urt/Ports/Seria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5cm" svg:height="3.25cm" svg:x="23.75cm" svg:y="25.25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5cm" svg:height="3.25cm" svg:x="36.5cm" svg:y="25.2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093cm" svg:height="3cm" svg:x="11.25cm" svg:y="22cm">
          <text:p text:style-name="P1">B5</text:p>
          <text:p text:style-name="P1">Old yaesu protocol</text:p>
          <text:p text:style-name="P3">/urt/protocols/b5/B5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571cm" svg:height="3cm" svg:x="19.343cm" svg:y="22cm">
          <text:p text:style-name="P1">Yaesu</text:p>
          <text:p text:style-name="P1">(New protocol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9.586cm" svg:height="3cm" svg:x="26.914cm" svg:y="22cm">
          <text:p text:style-name="P1">ICOM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25cm" svg:height="3cm" svg:x="36.5cm" svg:y="2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093cm" svg:height="2.75cm" svg:x="11.25cm" svg:y="19cm">
          <text:p text:style-name="P1">FT-817</text:p>
          <text:p text:style-name="P3">/urt/protocols/b5/FT_8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25cm" svg:height="3.25cm" svg:x="1.25cm" svg:y="25.25cm">
          <text:p text:style-name="P1">Communication devic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9.75cm" svg:height="3cm" svg:x="11.25cm" svg:y="8.25cm">
          <text:p text:style-name="P1">FT_817</text:p>
          <text:p text:style-name="P1">/urt/transceiver/yaesu/FT_81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5cm" svg:height="3cm" svg:x="1.25cm" svg:y="14.75cm">
          <text:p text:style-name="P1">Abstract device cla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5cm" svg:height="3cm" svg:x="1.25cm" svg:y="11.5cm">
          <text:p text:style-name="P1">Protocolspecific device class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9.75cm" svg:height="3cm" svg:x="11.25cm" svg:y="11.5cm">
          <text:p text:style-name="P1">B5</text:p>
          <text:p text:style-name="P1">/urt/transceiver/yaesu/B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5cm" svg:height="3cm" svg:x="1.25cm" svg:y="8.25cm">
          <text:p text:style-name="P1">Hardware specific</text:p>
          <text:p text:style-name="P1">software clas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25cm" svg:height="3cm" svg:x="36.5cm" svg:y="11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75cm" svg:height="3cm" svg:x="21cm" svg:y="11.5cm">
          <text:p text:style-name="P1">Yaesu<text:line-break/>(New protocol)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75cm" svg:height="3cm" svg:x="28.75cm" svg:y="11.5cm">
          <text:p text:style-name="P1">ICO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0:08:25.730863260</meta:creation-date>
    <dc:date>2024-09-09T20:29:07.313212937</dc:date>
    <meta:editing-duration>PT21M52S</meta:editing-duration>
    <meta:editing-cycles>11</meta:editing-cycles>
    <meta:generator>LibreOffice/24.2.5.2$Linux_X86_64 LibreOffice_project/420$Build-2</meta:generator>
    <meta:document-statistic meta:object-count="22"/>
  </office:meta>
</office:document-meta>
</file>